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16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font-name="Liberation Sans" style:font-name-asian="Noto Sans CJK SC Regular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 table:number-columns-spanned="2" table:number-rows-spanned="1">
            <text:p>Business Rules – Constraints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BR1</text:p>
          </table:table-cell>
          <table:table-cell office:value-type="string" calcext:value-type="string">
            <text:p>Every rentalShips or ownShips entry must have a Ships entry to associate it with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2</text:p>
          </table:table-cell>
          <table:table-cell office:value-type="string" calcext:value-type="string">
            <text:p>Every rentalContracts Entry must have a rentalShip and a rentalCompany added to their tables respectively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3</text:p>
          </table:table-cell>
          <table:table-cell office:value-type="string" calcext:value-type="string">
            <text:p>Every haveCrew entry must have a Ship to associate it with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4</text:p>
          </table:table-cell>
          <table:table-cell office:value-type="string" calcext:value-type="string">
            <text:p>Every wherePorted entry must have a Ship to associate it with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5</text:p>
          </table:table-cell>
          <table:table-cell office:value-type="string" calcext:value-type="string">
            <text:p>Every Crews entry must have a haveCrew entry to associate it with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6</text:p>
          </table:table-cell>
          <table:table-cell office:value-type="string" calcext:value-type="string">
            <text:p>Every carriageContracts entry must have a Customers entry to associate it with.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BR7</text:p>
          </table:table-cell>
          <table:table-cell office:value-type="string" calcext:value-type="string">
            <text:p>Every Missions entry must have both a carriageContracts entry and a Ships entry to associate it with.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BR8</text:p>
          </table:table-cell>
          <table:table-cell office:value-type="string" calcext:value-type="string">
            <text:p>Every haveStaff must only be added after a proper Ships entry has been assigned to the Missions entry.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BR9</text:p>
          </table:table-cell>
          <table:table-cell office:value-type="string" calcext:value-type="string">
            <text:p>Every haveStaff entry must only be added if the staff is available in the Missions entry date parameters.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BR10</text:p>
          </table:table-cell>
          <table:table-cell office:value-type="string" calcext:value-type="string">
            <text:p>Every Ships entry associated with the Missions entry must satisfy availability within the Missions entry date Parameters.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BR11</text:p>
          </table:table-cell>
          <table:table-cell office:value-type="string" calcext:value-type="string">
            <text:p>Every Ships entry associated with the Missions entry must satisfy same wherePorted or Ports entry in repect to the Missions entry date parameters.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BR12</text:p>
          </table:table-cell>
          <table:table-cell office:value-type="string" calcext:value-type="string">
            <text:p>Every haveStaff entry should satisfy the Qualifications of the Crews entry associated via haveCrew entry to the Ships entry which is in turn associated with the Missions entry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R13</text:p>
          </table:table-cell>
          <table:table-cell office:value-type="string" calcext:value-type="string">
            <text:p>Every haveStaff entry must correspond to a Employees entry already present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R14</text:p>
          </table:table-cell>
          <table:table-cell office:value-type="string" calcext:value-type="string">
            <text:p>Every containers entry must correspond to a Missions entry already present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R15</text:p>
          </table:table-cell>
          <table:table-cell office:value-type="string" calcext:value-type="string">
            <text:p>Every Routes entry must correspond to a Missions entry already present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R16</text:p>
          </table:table-cell>
          <table:table-cell office:value-type="string" calcext:value-type="string">
            <text:p>Every Points entry must correspond to a Routes entry already present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R17</text:p>
          </table:table-cell>
          <table:table-cell table:style-name="ce3" office:value-type="string" calcext:value-type="string">
            <text:p>Every Ports entry must correspond to a Routes entry already present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Business Rules – Derivations</text:p>
          </table:table-cell>
          <table:covered-table-cell/>
          <table:table-cell table:number-columns-repeated="1022"/>
        </table:table-row>
        <table:table-row table:style-name="ro3">
          <table:table-cell office:value-type="string" calcext:value-type="string">
            <text:p>BR18</text:p>
          </table:table-cell>
          <table:table-cell office:value-type="string" calcext:value-type="string">
            <text:p>calculateTurnOver of the last 30 days is obtained by summing price cell of the Missions entries that have stipulationDate cell which has less than 30 days difference from now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R19</text:p>
          </table:table-cell>
          <table:table-cell office:value-type="string" calcext:value-type="string">
            <text:p>detectCollision is obtained by comparing likeliness in coordinates cell in Points entries corresponding to Routes entries corresponding to Missions entries that have intersecting startDate and endDate cell valu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R20</text:p>
          </table:table-cell>
          <table:table-cell office:value-type="string" calcext:value-type="string">
            <text:p>missionLoad is obtained by summing the number of Containers entries associated with the Missions entry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R21</text:p>
          </table:table-cell>
          <table:table-cell office:value-type="string" calcext:value-type="string">
            <text:p>missionValidity is obtained by comparing missionLoad of the Missions entry to the tonnage of the associated Ships entry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R22</text:p>
          </table:table-cell>
          <table:table-cell office:value-type="string" calcext:value-type="string">
            <text:p>checkPersonnelNo is obtained by summing the number of haveStaff entries corresponding to the Missions entry.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ar" style:country-complex="SY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Business Rules - Constraints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20:03:21.475849148</meta:creation-date>
    <dc:date>2018-01-11T20:47:35.558478543</dc:date>
    <meta:editing-duration>PT23M49S</meta:editing-duration>
    <meta:editing-cycles>8</meta:editing-cycles>
    <meta:generator>LibreOffice/5.4.4.2$Linux_X86_64 LibreOffice_project/40m0$Build-2</meta:generator>
    <meta:document-statistic meta:table-count="1" meta:cell-count="46" meta:object-count="0"/>
  </office:meta>
</office:document-meta>
</file>